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background-color="#00FF00"/>
    </style:style>
    <style:style style:name="P2" style:parent-style-name="Standard" style:family="paragraph">
      <style:text-properties fo:background-color="#00FF00"/>
    </style:style>
    <style:style style:name="P3" style:parent-style-name="Standard" style:family="paragraph">
      <style:text-properties fo:background-color="#00FF00"/>
    </style:style>
    <style:style style:name="P4" style:parent-style-name="Standard" style:family="paragraph">
      <style:text-properties fo:background-color="#00FF00"/>
    </style:style>
    <style:style style:name="P5" style:parent-style-name="Standard" style:family="paragraph">
      <style:text-properties fo:background-color="#00FF00"/>
    </style:style>
    <style:style style:name="P6" style:parent-style-name="Standard" style:family="paragraph">
      <style:text-properties fo:background-color="#00FF00"/>
    </style:style>
    <style:style style:name="P7" style:parent-style-name="Standard" style:family="paragraph">
      <style:text-properties fo:background-color="#00FF00"/>
    </style:style>
    <style:style style:name="P8" style:parent-style-name="Standard" style:family="paragraph">
      <style:text-properties fo:background-color="#00FF00"/>
    </style:style>
    <style:style style:name="T9" style:parent-style-name="DefaultParagraphFont" style:family="text">
      <style:text-properties fo:background-color="#00FF00"/>
    </style:style>
    <style:style style:name="T10" style:parent-style-name="DefaultParagraphFont" style:family="text">
      <style:text-properties fo:background-color="#00FF00"/>
    </style:style>
    <style:style style:name="T11" style:parent-style-name="DefaultParagraphFont" style:family="text">
      <style:text-properties fo:background-color="#00FF00"/>
    </style:style>
    <style:style style:name="T12" style:parent-style-name="DefaultParagraphFont" style:family="text">
      <style:text-properties fo:color="#FF0000" fo:background-color="#00FF00"/>
    </style:style>
    <style:style style:name="T13" style:parent-style-name="DefaultParagraphFont" style:family="text">
      <style:text-properties fo:background-color="#00FF00"/>
    </style:style>
    <style:style style:name="T14" style:parent-style-name="DefaultParagraphFont" style:family="text">
      <style:text-properties fo:color="#FF0000" fo:background-color="#00FF00"/>
    </style:style>
    <style:style style:name="T15" style:parent-style-name="DefaultParagraphFont" style:family="text">
      <style:text-properties fo:color="#FF0000"/>
    </style:style>
    <style:style style:name="T16" style:parent-style-name="DefaultParagraphFont" style:family="text">
      <style:text-properties fo:background-color="#FFFF00"/>
    </style:style>
    <style:style style:name="T17" style:parent-style-name="DefaultParagraphFont" style:family="text">
      <style:text-properties fo:color="#FF0000"/>
    </style:style>
    <style:style style:name="T18" style:parent-style-name="DefaultParagraphFont" style:family="text">
      <style:text-properties fo:background-color="#00FF00"/>
    </style:style>
    <style:style style:name="T19" style:parent-style-name="DefaultParagraphFont" style:family="text">
      <style:text-properties fo:background-color="#FFFF00"/>
    </style:style>
    <style:style style:name="T20" style:parent-style-name="DefaultParagraphFont" style:family="text">
      <style:text-properties fo:color="#FF0000"/>
    </style:style>
    <style:style style:name="T21" style:parent-style-name="DefaultParagraphFont" style:family="text">
      <style:text-properties fo:background-color="#FFFF00"/>
    </style:style>
    <style:style style:name="T22" style:parent-style-name="DefaultParagraphFont" style:family="text">
      <style:text-properties fo:color="#FF0000"/>
    </style:style>
    <style:style style:name="T23" style:parent-style-name="DefaultParagraphFont" style:family="text">
      <style:text-properties fo:background-color="#00FF00"/>
    </style:style>
    <style:style style:name="T24" style:parent-style-name="DefaultParagraphFont" style:family="text">
      <style:text-properties fo:background-color="#00FF00"/>
    </style:style>
    <style:style style:name="T25" style:parent-style-name="DefaultParagraphFont" style:family="text">
      <style:text-properties fo:color="#FF0000" fo:background-color="#00FF00"/>
    </style:style>
    <style:style style:name="T26" style:parent-style-name="DefaultParagraphFont" style:family="text">
      <style:text-properties fo:color="#FF0000"/>
    </style:style>
    <style:style style:name="T27" style:parent-style-name="DefaultParagraphFont" style:family="text">
      <style:text-properties fo:color="#FF0000"/>
    </style:style>
    <style:style style:name="T28" style:parent-style-name="DefaultParagraphFont" style:family="text">
      <style:text-properties fo:color="#FF0000"/>
    </style:style>
    <style:style style:name="T29" style:parent-style-name="DefaultParagraphFont" style:family="text">
      <style:text-properties fo:background-color="#00FF00"/>
    </style:style>
    <style:style style:name="T30" style:parent-style-name="DefaultParagraphFont" style:family="text">
      <style:text-properties fo:color="#FF0000"/>
    </style:style>
    <style:style style:name="T31" style:parent-style-name="DefaultParagraphFont" style:family="text">
      <style:text-properties fo:color="#FF0000"/>
    </style:style>
    <style:style style:name="T32" style:parent-style-name="DefaultParagraphFont" style:family="text">
      <style:text-properties fo:background-color="#00FF00"/>
    </style:style>
    <style:style style:name="T33" style:parent-style-name="DefaultParagraphFont" style:family="text">
      <style:text-properties fo:color="#FF0000"/>
    </style:style>
    <style:style style:name="T34" style:parent-style-name="DefaultParagraphFont" style:family="text">
      <style:text-properties fo:color="#FF0000"/>
    </style:style>
    <style:style style:name="T35" style:parent-style-name="DefaultParagraphFont" style:family="text">
      <style:text-properties fo:color="#FF0000"/>
    </style:style>
    <style:style style:name="T36" style:parent-style-name="DefaultParagraphFont" style:family="text">
      <style:text-properties fo:background-color="#FFFF00"/>
    </style:style>
    <style:style style:name="T37" style:parent-style-name="DefaultParagraphFont" style:family="text">
      <style:text-properties fo:color="#FF0000"/>
    </style:style>
    <style:style style:name="T38" style:parent-style-name="DefaultParagraphFont" style:family="text">
      <style:text-properties fo:color="#FF0000"/>
    </style:style>
    <style:style style:name="T39" style:parent-style-name="DefaultParagraphFont" style:family="text">
      <style:text-properties fo:color="#FF0000"/>
    </style:style>
    <style:style style:name="T40" style:parent-style-name="DefaultParagraphFont" style:family="text">
      <style:text-properties fo:color="#FF0000"/>
    </style:style>
    <style:style style:name="T41" style:parent-style-name="DefaultParagraphFont" style:family="text">
      <style:text-properties fo:color="#FF0000"/>
    </style:style>
    <style:style style:name="T42" style:parent-style-name="DefaultParagraphFont" style:family="text">
      <style:text-properties fo:color="#FF0000"/>
    </style:style>
    <style:style style:name="T43" style:parent-style-name="DefaultParagraphFont" style:family="text">
      <style:text-properties fo:color="#FF0000"/>
    </style:style>
    <style:style style:name="T44" style:parent-style-name="DefaultParagraphFont" style:family="text">
      <style:text-properties fo:color="#FF0000"/>
    </style:style>
    <style:style style:name="T45" style:parent-style-name="DefaultParagraphFont" style:family="text">
      <style:text-properties fo:color="#FF0000"/>
    </style:style>
    <style:style style:name="T46" style:parent-style-name="DefaultParagraphFont" style:family="text">
      <style:text-properties fo:color="#FF0000"/>
    </style:style>
    <style:style style:name="T47" style:parent-style-name="DefaultParagraphFont" style:family="text">
      <style:text-properties fo:color="#FF0000"/>
    </style:style>
  </office:automatic-styles>
  <office:body>
    <office:text text:use-soft-page-breaks="true">
      <text:p text:style-name="P1">Hi,</text:p>
      <text:p text:style-name="P2"/>
      <text:p text:style-name="P3">Now I’m about to start on the design of a ISO15693 RFID reader module I thought it would be best to put down in words what I’m thinking of aiming at:</text:p>
      <text:p text:style-name="P4"/>
      <text:p text:style-name="P5">1) Compatible with StaRFIshRail tags. A tag of similar size will be<text:s/>designed or selected.</text:p>
      <text:p text:style-name="P6"/>
      <text:p text:style-name="P7">2) Same or better performance as StaRFIshRail readers (125 scale MPH, same or better vertical range etc).</text:p>
      <text:p text:style-name="P8"/>
      <text:p text:style-name="Standard"><text:span text:style-name="T9">3) Quality of reader and tag equal to the best MERG kits. Design details to be available on the members only section of the MERG website.</text:span></text:p>
      <text:p text:style-name="Standard"/>
      <text:p text:style-name="Standard"><text:span text:style-name="T10">4) Operation with some commercial ISO15693 tags<text:s/></text:span><text:span text:style-name="T11">will<text:s/></text:span><text:span text:style-name="T12">be</text:span><text:span text:style-name="T13"><text:s/>considered if suitable tags are found.</text:span><text:span text:style-name="T14">(</text:span><text:span text:style-name="T15">I think the standard defines interoperability, so the requirements probably boil down to physical size and transfer speed.)<text:s/></text:span></text:p>
      <text:p text:style-name="Standard"/>
      <text:p text:style-name="Standard"><text:span text:style-name="T16">5) Z gauge, N Gauge, OO gauge and O gauge will be aimed at but some of the testing (O gauge, Z gauge) may have to be by hardware simulation for reasons of cost.</text:span><text:s/><text:span text:style-name="T17">I think this is along the right lines but I don’t think it is a big deal either. Some testing of range and performance distances needs to be done of course, but at an appropriate time we could get some ‘volunteers’ to test it ‘in the field’. I think if it works on OO scale we are 99% of the way there..<text:s/></text:span></text:p>
      <text:p text:style-name="Standard"/>
      <text:p text:style-name="Standard"><text:span text:style-name="T18">6) There will probably be three readers a) Z and N, b) OO, c) O gauge. The OO one will be worked on first as most of my trains are OO.</text:span></text:p>
      <text:p text:style-name="Standard"/>
      <text:p text:style-name="Standard"><text:span text:style-name="T19">7) There will probably be three sizes of reader antenna, one for Z/N, one for OO and one for O, hopefully separate from the reader but with only one length of lead (to minimise the number of reader designs).</text:span><text:s/><text:span text:style-name="T20">I think the idea of a small number of choices of lead would be better wording., Ideally one as you say but definitely not a plethora. My experience is with long leads but a short path to the antenna you have to ‘lose’ the excess lead somewhere .. and you cannot coil it! I would advocate for one shortish lead to start, and one long lead as a second design (after first is proven to work).</text:span></text:p>
      <text:p text:style-name="Standard"/>
      <text:p text:style-name="Standard"><text:span text:style-name="T21">8) The antenna may be made of PCB rather than using MOLEX NFC antennas for design flexibility and also to reduce reliance on a single supplier.</text:span><text:s/><text:span text:style-name="T22">I do not disagree with the eggs in one basket risk thoughts, but as a single component available very cheaply I would suggest the Molex option be the go to option and the PCB be a backup option (or other vendors).</text:span></text:p>
      <text:p text:style-name="Standard"/>
      <text:p text:style-name="Standard"><text:span text:style-name="T23">9)<text:s/></text:span><text:span text:style-name="T24">There will have to be a controller for the reader. If it is built into the reader is TBD, but it may be separate</text:span><text:span text:style-name="T25">.</text:span><text:span text:style-name="T26"><text:s/>Agreed, I drew them as two function blocks but they ‘could be’ implemented as one PCB. It needs some thought because this may make future design upgrades problematic (let’</text:span><text:span text:style-name="T27">s</text:span><text:span text:style-name="T28"><text:s/>say a ‘Rev B reader is needed).<text:s/></text:span></text:p>
      <text:p text:style-name="Standard"/>
      <text:p text:style-name="Standard"><text:span text:style-name="T29">10) The aim is not to rely on a large FPGA for reader control like the StaRFIshRail hub. The aim will be for the controller to be close to the reader(s) and then communicate over an established Layout Control Bus.</text:span><text:span text:style-name="T30"><text:s/>Agreed</text:span><text:span text:style-name="T31">. I would point out that MQTT also is a possible input to JMRI but also allows other data consumers to listen in on the RFID traffic (like a database for example : ) .</text:span></text:p>
      <text:p text:style-name="Standard"/>
      <text:p text:style-name="Standard"><text:span text:style-name="T32">11) The design of the controller may only be progressed by me to the point where I can test the readers and tags. I aim for the first controller to have an interface to CBUS as I use CBUS and JMRI for most of my testing.</text:span><text:span text:style-name="T33"><text:s/>Agreed</text:span><text:span text:style-name="T34"><text:s/>as a first step. Best to go with what you know and develop.<text:s/></text:span><text:soft-page-break/><text:span text:style-name="T35">However having a vision of future possibilities may impact how software modules are developed so that later on one might be substituted for another – thus providing a new interface.</text:span></text:p>
      <text:p text:style-name="Standard"/>
      <text:p text:style-name="Standard"><text:span text:style-name="T36">12) The aim is for the controllers to be able to output tag data in StaRFIshRail formats as a minimum. CANRC522 format will also be considered along with any data compatibility with the output of Railcom local detectors.</text:span><text:s/><text:span text:style-name="T37">StaRFIshRail formats</text:span><text:span text:style-name="T38"><text:s/>covers a lot of ground. This line is somewhat at odd with 11 above.<text:s/></text:span><text:span text:style-name="T39">Going with CBUS initially but designing the software so that other options can be swapped in and out would be in my opinion better wording.</text:span><text:span text:style-name="T40"><text:s/></text:span><text:span text:style-name="T41">Also</text:span><text:span text:style-name="T42">,</text:span><text:span text:style-name="T43"><text:s/>I would point out that StaRFIshRail MQTT was developed independently of JMRI MQTT and while the transport is the same the message payload and formatting is different. I think prioritizing JMRI over legacy is preferred. (I am the only user in the world for the ‘legacy format’ via my database.<text:s/></text:span><text:span text:style-name="T44">Aligning</text:span><text:span text:style-name="T45"><text:s/>on JMRI offers much more kerb appeal</text:span><text:span text:style-name="T46">,</text:span><text:span text:style-name="T47"><text:s/>I thin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an Lomax</meta:initial-creator>
    <dc:creator>Alan Lomax</dc:creator>
    <meta:creation-date>2025-09-21T14:56:00Z</meta:creation-date>
    <dc:date>2025-09-21T15:02:00Z</dc:date>
    <meta:template xlink:href="Normal.dotm" xlink:type="simple"/>
    <meta:editing-cycles>5</meta:editing-cycles>
    <meta:editing-duration>PT480S</meta:editing-duration>
    <meta:document-statistic meta:page-count="2" meta:paragraph-count="8" meta:word-count="636" meta:character-count="4257" meta:row-count="30" meta:non-whitespace-character-count="3629"/>
  </office:meta>
</office:document-meta>
</file>